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22142" officeooo:paragraph-rsid="00122142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<text:s/>SECURITY </text:p>
      <text:p text:style-name="P2"/>
      <text:p text:style-name="Standard"/>
      <text:p text:style-name="Standard">1. Which of the following is not a common network security threat?<text:line-break/> <text:s text:c="2"/>- Option 2: Firewalls<text:line-break/><text:line-break/>2. Which security concept involves verifying the identity of users or devices before granting access to a network?<text:line-break/> <text:s text:c="2"/>- Option 2: Authentication<text:line-break/><text:line-break/>3. What does the term "firewall" refer to in network security?<text:line-break/> <text:s text:c="2"/>- Option 3: A network security device or software that filters and controls incoming and outgoing network traffic<text:line-break/><text:line-break/>4. What is the primary goal of network security?<text:line-break/> <text:s text:c="2"/>- Option 3: To protect data and network resources from unauthorized access, attacks, and breaches<text:line-break/><text:line-break/>5. What is the primary purpose of intrusion detection systems (IDS) in network security?<text:line-break/> <text:s text:c="2"/>- Option 3: To detect and respond to suspicious activities or security breaches<text:line-break/><text:line-break/>6. What does the term "phishing" refer to in the context of network security?<text:line-break/> <text:s text:c="2"/>- Option 3: A deceptive technique used to trick individuals into revealing sensitive information or performing actions that compromise security<text:line-break/><text:line-break/>7. What is the primary function of a network firewall?<text:line-break/> <text:s text:c="2"/>- Option 2: To filter and control network traffic<text:line-break/><text:line-break/>8. What does the acronym "VPN" stand for in the context of network security?<text:line-break/> <text:s text:c="2"/>- Option 1: Virtual Private Network<text:line-break/><text:line-break/>9. Which network security protocol provides secure communication over an unsecured network, such as the internet?<text:line-break/> <text:s text:c="2"/>- Option 4: SSL/TLS<text:line-break/><text:line-break/>10. Which type of attack involves flooding a network or server with a massive volume of requests, causing it to become overwhelmed and unavailable?<text:line-break/> <text:s text:c="3"/>- Option 2: DDoS (Distributed Denial of Service) Atta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8:21:52.585000000</meta:creation-date>
    <dc:date>2023-10-19T18:24:04.072000000</dc:date>
    <meta:editing-duration>PT2M11S</meta:editing-duration>
    <meta:editing-cycles>1</meta:editing-cycles>
    <meta:document-statistic meta:table-count="0" meta:image-count="0" meta:object-count="0" meta:page-count="1" meta:paragraph-count="2" meta:word-count="246" meta:character-count="1559" meta:non-whitespace-character-count="1273"/>
    <meta:generator>LibreOffice/7.5.1.2$Windows_X86_64 LibreOffice_project/fcbaee479e84c6cd81291587d2ee68cba099e129</meta:generator>
  </office:meta>
</office:document-meta>
</file>